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30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peicher</text:p>
          </table:table-cell>
          <table:table-cell table:formula="of:= 1* 10^9" office:value-type="float" office:value="1000000000" calcext:value-type="float">
            <text:p>1000000000</text:p>
          </table:table-cell>
        </table:table-row>
        <table:table-row table:style-name="ro1">
          <table:table-cell office:value-type="string" calcext:value-type="string">
            <text:p>Blockgroesse</text:p>
          </table:table-cell>
          <table:table-cell table:formula="of:= 4098" office:value-type="float" office:value="4098" calcext:value-type="float">
            <text:p>4098</text:p>
          </table:table-cell>
        </table:table-row>
        <table:table-row table:style-name="ro1">
          <table:table-cell office:value-type="string" calcext:value-type="string">
            <text:p>Inode size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Bloecke</text:p>
          </table:table-cell>
          <table:table-cell table:formula="of:=[.B1] /[.B2]" office:value-type="float" office:value="244021.473889702" calcext:value-type="float">
            <text:p>244021.473889702</text:p>
          </table:table-cell>
        </table:table-row>
        <table:table-row table:style-name="ro1">
          <table:table-cell office:value-type="string" calcext:value-type="string">
            <text:p>Allocationstablle</text:p>
          </table:table-cell>
          <table:table-cell table:formula="of:=[.B6] / 8" office:value-type="float" office:value="30502.6842362128" calcext:value-type="float">
            <text:p>30502.6842362128</text:p>
          </table:table-cell>
        </table:table-row>
        <table:table-row table:style-name="ro1">
          <table:table-cell office:value-type="string" calcext:value-type="string">
            <text:p>inode size</text:p>
          </table:table-cell>
          <table:table-cell table:formula="of:=[.B6] * 32" office:value-type="float" office:value="7808687.16447047" calcext:value-type="float">
            <text:p>7808687.164470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08:23:14.080217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08:23:14.600400194</meta:creation-date>
    <meta:editing-duration>PT4S</meta:editing-duration>
    <meta:editing-cycles>3</meta:editing-cycles>
    <meta:generator>LibreOffice/4.2.8.2$Linux_X86_64 LibreOffice_project/420m0$Build-2</meta:generator>
    <dc:date>2015-06-25T08:26:03.788277399</dc:date>
    <meta:document-statistic meta:table-count="1" meta:cell-count="12" meta:object-count="0"/>
  </office:meta>
</office:document-meta>
</file>